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rsid="001f4a20" officeooo:paragraph-rsid="001f4a20"/>
    </style:style>
    <style:style style:name="P4" style:family="paragraph" style:parent-style-name="List_20_Paragraph" style:list-style-name="WWNum1">
      <style:text-properties officeooo:rsid="001fd803" officeooo:paragraph-rsid="001fd803"/>
    </style:style>
    <style:style style:name="P5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1fd803" officeooo:paragraph-rsid="001fd803"/>
    </style:style>
    <style:style style:name="T1" style:family="text">
      <style:text-properties officeooo:rsid="001fd80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int Retrospective</text:h>
      <text:list xml:id="list3865486892" text:style-name="WWNum1">
        <text:list-item>
          <text:p text:style-name="P2">During your retrospective, spend at least 10 minutes talking over:</text:p>
          <text:list>
            <text:list-item>
              <text:p text:style-name="P2">What went well</text:p>
              <text:list>
                <text:list-item>
                  <text:p text:style-name="P3">We got ‘a lot’ done, we were able to get approvals done quickly and by different people, communication was better for sure</text:p>
                </text:list-item>
              </text:list>
            </text:list-item>
            <text:list-item>
              <text:p text:style-name="P2">What didn't go well</text:p>
              <text:list>
                <text:list-item>
                  <text:p text:style-name="P3">laurel is bad at github, webex is horrible, we didn’t get to all the cards</text:p>
                </text:list-item>
              </text:list>
            </text:list-item>
            <text:list-item>
              <text:p text:style-name="P2">What specific things you can do to improve</text:p>
              <text:list>
                <text:list-item>
                  <text:p text:style-name="P4">More <text:span text:style-name="T2">stead</text:span><text:span text:style-name="T3">y communication, get stuff done</text:span></text:p>
                </text:list-item>
              </text:list>
            </text:list-item>
            <text:list-item>
              <text:p text:style-name="P2">List the measurement criteria</text:p>
              <text:list>
                <text:list-item>
                  <text:p text:style-name="P3">cards completed by each / total cards completed</text:p>
                </text:list-item>
              </text:list>
            </text:list-item>
            <text:list-item>
              <text:p text:style-name="P2">Assign a percentage to each team member based on your metric specified in this sprint's planning</text:p>
              <text:list>
                <text:list-item>
                  <text:p text:style-name="P3">Avery:1<text:span text:style-name="T1">6</text:span>/<text:span text:style-name="T1">40</text:span> = <text:span text:style-name="T1">40</text:span>%</text:p>
                </text:list-item>
                <text:list-item>
                  <text:p text:style-name="P3">Laurel: 3/<text:span text:style-name="T1">40</text:span> = <text:span text:style-name="T1">7.5</text:span>%</text:p>
                </text:list-item>
                <text:list-item>
                  <text:p text:style-name="P3">Cole: <text:span text:style-name="T1">5</text:span>/<text:span text:style-name="T1">40</text:span> =1<text:span text:style-name="T1">2.5</text:span>%</text:p>
                </text:list-item>
                <text:list-item>
                  <text:p text:style-name="P3">Jaden: 5/<text:span text:style-name="T1">40</text:span> =1<text:span text:style-name="T1">2.5</text:span>%</text:p>
                </text:list-item>
                <text:list-item>
                  <text:p text:style-name="P3">Kai: 11/<text:span text:style-name="T1">40</text:span> = <text:span text:style-name="T1">27.5</text:span>%</text:p>
                </text:list-item>
              </text:list>
            </text:list-item>
            <text:list-item>
              <text:p text:style-name="P2">Each person should have a percent between 0-100%</text:p>
            </text:list-item>
            <text:list-item>
              <text:p text:style-name="P2">Total percent for the team should be 100%</text:p>
            </text:list-item>
            <text:list-item>
              <text:p text:style-name="P2">Include the scrum master, and all of the members of the group (marking those who are present).</text:p>
              <text:list>
                <text:list-item>
                  <text:p text:style-name="P4">Scrum master – Avery</text:p>
                </text:list-item>
                <text:list-item>
                  <text:p text:style-name="P4">EVERYONE’S HERE</text:p>
                  <text:p text:style-name="P5"/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aron</meta:initial-creator>
    <meta:editing-cycles>2</meta:editing-cycles>
    <meta:creation-date>2019-10-14T13:53:00</meta:creation-date>
    <dc:date>2020-03-26T13:54:46.607988207</dc:date>
    <meta:editing-duration>PT6M31S</meta:editing-duration>
    <meta:generator>LibreOffice/6.4.1.2$Linux_X86_64 LibreOffice_project/40$Build-2</meta:generator>
    <meta:document-statistic meta:table-count="0" meta:image-count="0" meta:object-count="0" meta:page-count="1" meta:paragraph-count="22" meta:word-count="174" meta:character-count="898" meta:non-whitespace-character-count="7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